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8.632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4.438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2.614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10.8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8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9" style:family="table-cell" style:parent-style-name="Default" style:data-style-name="N4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fo:wrap-option="wrap" style:vertical-align="middle"/>
    </style:style>
    <style:style style:name="ce11" style:family="table-cell" style:parent-style-name="Default" style:data-style-name="N4"/>
    <style:style style:name="ce12" style:family="table-cell" style:parent-style-name="Default" style:data-style-name="N4">
      <style:table-cell-properties style:vertical-align="top"/>
    </style:style>
    <style:style style:name="ce1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 style:vertical-align="middle"/>
    </style:style>
    <style:style style:name="ce4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o use darknet with for example YOLOv3:</text:p>
          </table:table-cell>
          <table:table-cell office:value-type="string" calcext:value-type="string">
            <text:p>./darknet detect cfg/yolov3.cfg yolov3.weights data/car.png</text:p>
          </table:table-cell>
        </table:table-row>
        <table:table-row table:style-name="ro1">
          <table:table-cell office:value-type="string" calcext:value-type="string">
            <text:p>All images are by default analyzed without blurred license plates (except otherwise specified)</text:p>
          </table:table-cell>
          <table:table-cell/>
        </table:table-row>
      </table:table>
      <table:table table:name="Results - Images" table:style-name="ta1"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2" table:default-cell-style-name="ce3"/>
        <table:table-column table:style-name="co9" table:default-cell-style-name="ce3"/>
        <table:table-column table:style-name="co2" table:default-cell-style-name="ce3"/>
        <table:table-column table:style-name="co2" table:number-columns-repeated="1014" table:default-cell-style-name="ce1"/>
        <table:table-row table:style-name="ro2">
          <table:table-cell table:style-name="ce2" office:value-type="string" calcext:value-type="string">
            <text:p>Input File</text:p>
          </table:table-cell>
          <table:table-cell table:style-name="ce6" office:value-type="string" calcext:value-type="string">
            <text:p>Output Image</text:p>
          </table:table-cell>
          <table:table-cell table:style-name="ce6" office:value-type="string" calcext:value-type="string">
            <text:p>Network</text:p>
          </table:table-cell>
          <table:table-cell table:style-name="ce6" office:value-type="string" calcext:value-type="string">
            <text:p>Compile Options</text:p>
          </table:table-cell>
          <table:table-cell table:style-name="ce6" office:value-type="string" calcext:value-type="string">
            <text:p>Config</text:p>
          </table:table-cell>
          <table:table-cell table:style-name="ce6" office:value-type="string" calcext:value-type="string">
            <text:p>Weights</text:p>
          </table:table-cell>
          <table:table-cell table:style-name="ce6" office:value-type="string" calcext:value-type="string">
            <text:p>Device/CPU/GPU</text:p>
          </table:table-cell>
          <table:table-cell table:style-name="ce9" office:value-type="string" calcext:value-type="string">
            <text:p>Time [ms]</text:p>
          </table:table-cell>
          <table:table-cell table:style-name="ce9" office:value-type="string" calcext:value-type="string">
            <text:p>Performance [int/ms]</text:p>
          </table:table-cell>
          <table:table-cell table:style-name="ce9" office:value-type="string" calcext:value-type="string">
            <text:p>FPS</text:p>
          </table:table-cell>
          <table:table-cell table:style-name="ce13" table:number-columns-repeated="1014"/>
        </table:table-row>
        <table:table-row table:style-name="ro3">
          <table:table-cell table:formula="of:=[$Images.A2]" office:value-type="string" office:string-value="in1.png" calcext:value-type="string" table:number-columns-spanned="1" table:number-rows-spanned="6">
            <text:p>in1.png</text:p>
          </table:table-cell>
          <table:table-cell office:value-type="string" calcext:value-type="string" table:number-columns-spanned="1" table:number-rows-spanned="3">
            <text:p>1-YOLOv3-1.png</text:p>
          </table:table-cell>
          <table:table-cell office:value-type="string" calcext:value-type="string" table:number-columns-spanned="1" table:number-rows-spanned="3">
            <text:p>YoloV3 (AlexeyAB/darknet)</text:p>
          </table:table-cell>
          <table:table-cell table:formula="of:=[$'Compile Options'.$A$1]" office:value-type="string" office:string-value="Default" calcext:value-type="string">
            <text:p>Default</text:p>
          </table:table-cell>
          <table:table-cell office:value-type="string" calcext:value-type="string" table:number-columns-spanned="1" table:number-rows-spanned="3">
            <text:p>https://gitlab.com/commean/darknet/-/blob/main/cfg/yolov3.cfg</text:p>
          </table:table-cell>
          <table:table-cell office:value-type="string" calcext:value-type="string" table:number-columns-spanned="1" table:number-rows-spanned="3">
            <text:p>https://pjreddie.com/media/files/yolov3.weights</text:p>
          </table:table-cell>
          <table:table-cell office:value-type="string" calcext:value-type="string">
            <text:p>Raspberry Pi 4B Stock</text:p>
          </table:table-cell>
          <table:table-cell office:value-type="float" office:value="65570.254" calcext:value-type="float">
            <text:p>65,570.25</text:p>
          </table:table-cell>
          <table:table-cell table:formula="of:=[$Images.$E$2]/[.H2]" office:value-type="float" office:value="1101.72200949534" calcext:value-type="float">
            <text:p>1,101.72</text:p>
          </table:table-cell>
          <table:table-cell table:formula="of:=1000/[.H2]" office:value-type="float" office:value="0.0152508178479833" calcext:value-type="float">
            <text:p>0.02</text:p>
          </table:table-cell>
          <table:table-cell table:number-columns-repeated="1014"/>
        </table:table-row>
        <table:table-row table:style-name="ro3">
          <table:covered-table-cell table:number-columns-repeated="3"/>
          <table:table-cell table:formula="of:=[$'Compile Options'.$A$1]" office:value-type="string" office:string-value="Default" calcext:value-type="string">
            <text:p>Default</text:p>
          </table:table-cell>
          <table:covered-table-cell table:number-columns-repeated="2"/>
          <table:table-cell office:value-type="string" calcext:value-type="string">
            <text:p>Ryzen 1800x</text:p>
          </table:table-cell>
          <table:table-cell office:value-type="float" office:value="5802.818" calcext:value-type="float">
            <text:p>5,802.82</text:p>
          </table:table-cell>
          <table:table-cell table:formula="of:=[$Images.$E$2]/[.H3]" office:value-type="float" office:value="12449.1569440916" calcext:value-type="float">
            <text:p>12,449.16</text:p>
          </table:table-cell>
          <table:table-cell table:formula="of:=1000/[.H3]" office:value-type="float" office:value="0.172330064461784" calcext:value-type="float">
            <text:p>0.17</text:p>
          </table:table-cell>
          <table:table-cell table:number-columns-repeated="1014"/>
        </table:table-row>
        <table:table-row table:style-name="ro3">
          <table:covered-table-cell table:number-columns-repeated="3"/>
          <table:table-cell table:style-name="ce8" table:formula="of:=['Compile Options'.$A$19]" office:value-type="string" office:string-value="GPU Support" calcext:value-type="string">
            <text:p>GPU Support</text:p>
          </table:table-cell>
          <table:covered-table-cell table:number-columns-repeated="2"/>
          <table:table-cell office:value-type="string" calcext:value-type="string">
            <text:p>RTX 2080 [Ryzen 1800x]</text:p>
          </table:table-cell>
          <table:table-cell office:value-type="float" office:value="425.449" calcext:value-type="float">
            <text:p>425.45</text:p>
          </table:table-cell>
          <table:table-cell table:formula="of:=[$Images.$E$2]/[.H4]" office:value-type="float" office:value="169797.536249938" calcext:value-type="float">
            <text:p>169,797.54</text:p>
          </table:table-cell>
          <table:table-cell table:formula="of:=1000/[.H4]" office:value-type="float" office:value="2.35045798673872" calcext:value-type="float">
            <text:p>2.35</text:p>
          </table:table-cell>
          <table:table-cell table:number-columns-repeated="1014"/>
        </table:table-row>
        <table:table-row table:style-name="ro3">
          <table:covered-table-cell/>
          <table:table-cell office:value-type="string" calcext:value-type="string" table:number-columns-spanned="1" table:number-rows-spanned="3">
            <text:p>1-YOLOv4-1.png</text:p>
          </table:table-cell>
          <table:table-cell office:value-type="string" calcext:value-type="string" table:number-columns-spanned="1" table:number-rows-spanned="3">
            <text:p>YoloV4 (AlexeyAB/darknet)</text:p>
          </table:table-cell>
          <table:table-cell table:formula="of:=[$'Compile Options'.$A$1]" office:value-type="string" office:string-value="Default" calcext:value-type="string">
            <text:p>Default</text:p>
          </table:table-cell>
          <table:table-cell office:value-type="string" calcext:value-type="string" table:number-columns-spanned="1" table:number-rows-spanned="3">
            <text:p>https://gitlab.com/commean/darknet/-/blob/main/cfg/yolov4.cfg</text:p>
          </table:table-cell>
          <table:table-cell office:value-type="string" calcext:value-type="string" table:number-columns-spanned="1" table:number-rows-spanned="3">
            <text:p>https://drive.google.com/open?id=1cewMfusmPjYWbrnuJRuKhPMwRe_b9PaT</text:p>
          </table:table-cell>
          <table:table-cell table:formula="of:=[.G2]" office:value-type="string" office:string-value="Raspberry Pi 4B Stock" calcext:value-type="string">
            <text:p>Raspberry Pi 4B Stock</text:p>
          </table:table-cell>
          <table:table-cell office:value-type="float" office:value="137569.75" calcext:value-type="float">
            <text:p>137,569.75</text:p>
          </table:table-cell>
          <table:table-cell table:formula="of:=[$Images.$E$2]/[.H5]" office:value-type="float" office:value="525.116837095364" calcext:value-type="float">
            <text:p>525.12</text:p>
          </table:table-cell>
          <table:table-cell table:formula="of:=1000/[.H5]" office:value-type="float" office:value="0.00726903988703912" calcext:value-type="float">
            <text:p>0.01</text:p>
          </table:table-cell>
          <table:table-cell table:number-columns-repeated="1014"/>
        </table:table-row>
        <table:table-row table:style-name="ro3">
          <table:covered-table-cell table:number-columns-repeated="3"/>
          <table:table-cell table:formula="of:=[$'Compile Options'.$A$1]" office:value-type="string" office:string-value="Default" calcext:value-type="string">
            <text:p>Default</text:p>
          </table:table-cell>
          <table:covered-table-cell table:number-columns-repeated="2"/>
          <table:table-cell table:formula="of:=[.G3]" office:value-type="string" office:string-value="Ryzen 1800x" calcext:value-type="string">
            <text:p>Ryzen 1800x</text:p>
          </table:table-cell>
          <table:table-cell office:value-type="float" office:value="13863.236" calcext:value-type="float">
            <text:p>13,863.24</text:p>
          </table:table-cell>
          <table:table-cell table:formula="of:=[$Images.$E$2]/[.H6]" office:value-type="float" office:value="5210.91843203131" calcext:value-type="float">
            <text:p>5,210.92</text:p>
          </table:table-cell>
          <table:table-cell table:formula="of:=1000/[.H6]" office:value-type="float" office:value="0.0721332306540839" calcext:value-type="float">
            <text:p>0.07</text:p>
          </table:table-cell>
          <table:table-cell table:number-columns-repeated="1014"/>
        </table:table-row>
        <table:table-row table:style-name="ro3">
          <table:covered-table-cell table:number-columns-repeated="3"/>
          <table:table-cell table:style-name="ce8" table:formula="of:=['Compile Options'.$A$19]" office:value-type="string" office:string-value="GPU Support" calcext:value-type="string">
            <text:p>GPU Support</text:p>
          </table:table-cell>
          <table:covered-table-cell table:number-columns-repeated="2"/>
          <table:table-cell table:formula="of:=[.G4]" office:value-type="string" office:string-value="RTX 2080 [Ryzen 1800x]" calcext:value-type="string">
            <text:p>RTX 2080 [Ryzen 1800x]</text:p>
          </table:table-cell>
          <table:table-cell office:value-type="float" office:value="750.2" calcext:value-type="float">
            <text:p>750.20</text:p>
          </table:table-cell>
          <table:table-cell table:formula="of:=[$Images.$E$2]/[.H7]" office:value-type="float" office:value="96294.5774460144" calcext:value-type="float">
            <text:p>96,294.58</text:p>
          </table:table-cell>
          <table:table-cell table:formula="of:=1000/[.H7]" office:value-type="float" office:value="1.33297787256732" calcext:value-type="float">
            <text:p>1.33</text:p>
          </table:table-cell>
          <table:table-cell table:number-columns-repeated="1014"/>
        </table:table-row>
        <table:table-row table:style-name="ro3">
          <table:table-cell table:formula="of:=[$Images.A3]" office:value-type="string" office:string-value="in2.jpg" calcext:value-type="string" table:number-columns-spanned="1" table:number-rows-spanned="4">
            <text:p>in2.jpg</text:p>
          </table:table-cell>
          <table:table-cell office:value-type="string" calcext:value-type="string" table:number-columns-spanned="1" table:number-rows-spanned="2">
            <text:p>2-YOLOv3-1.jpg</text:p>
          </table:table-cell>
          <table:table-cell table:formula="of:=[.C2]" office:value-type="string" office:string-value="YoloV3 (AlexeyAB/darknet)" calcext:value-type="string" table:number-columns-spanned="1" table:number-rows-spanned="2">
            <text:p>YoloV3 (AlexeyAB/darknet)</text:p>
          </table:table-cell>
          <table:table-cell table:formula="of:=[$'Compile Options'.$A$1]" office:value-type="string" office:string-value="Default" calcext:value-type="string">
            <text:p>Default</text:p>
          </table:table-cell>
          <table:table-cell table:formula="of:=[.E2]" office:value-type="string" office:string-value="https://gitlab.com/commean/darknet/-/blob/main/cfg/yolov3.cfg" calcext:value-type="string" table:number-columns-spanned="1" table:number-rows-spanned="2">
            <text:p>https://gitlab.com/commean/darknet/-/blob/main/cfg/yolov3.cfg</text:p>
          </table:table-cell>
          <table:table-cell table:formula="of:=[.F2]" office:value-type="string" office:string-value="https://pjreddie.com/media/files/yolov3.weights" calcext:value-type="string" table:number-columns-spanned="1" table:number-rows-spanned="2">
            <text:p>https://pjreddie.com/media/files/yolov3.weights</text:p>
          </table:table-cell>
          <table:table-cell table:formula="of:=[.G5]" office:value-type="string" office:string-value="Raspberry Pi 4B Stock" calcext:value-type="string">
            <text:p>Raspberry Pi 4B Stock</text:p>
          </table:table-cell>
          <table:table-cell office:value-type="float" office:value="65527.371" calcext:value-type="float">
            <text:p>65,527.37</text:p>
          </table:table-cell>
          <table:table-cell table:formula="of:=[$Images.$E$3]/[.H8]" office:value-type="float" office:value="94.9343748278868" calcext:value-type="float">
            <text:p>94.93</text:p>
          </table:table-cell>
          <table:table-cell table:formula="of:=1000/[.H8]" office:value-type="float" office:value="0.0152607984226927" calcext:value-type="float">
            <text:p>0.02</text:p>
          </table:table-cell>
          <table:table-cell table:number-columns-repeated="1014"/>
        </table:table-row>
        <table:table-row table:style-name="ro3">
          <table:covered-table-cell table:number-columns-repeated="2"/>
          <table:covered-table-cell table:style-name="ce8"/>
          <table:table-cell table:style-name="ce8" table:formula="of:=['Compile Options'.$A$19]" office:value-type="string" office:string-value="GPU Support" calcext:value-type="string">
            <text:p>GPU Support</text:p>
          </table:table-cell>
          <table:covered-table-cell table:number-columns-repeated="2"/>
          <table:table-cell table:formula="of:=[.G4]" office:value-type="string" office:string-value="RTX 2080 [Ryzen 1800x]" calcext:value-type="string">
            <text:p>RTX 2080 [Ryzen 1800x]</text:p>
          </table:table-cell>
          <table:table-cell office:value-type="float" office:value="708.795" calcext:value-type="float">
            <text:p>708.80</text:p>
          </table:table-cell>
          <table:table-cell table:formula="of:=[$Images.$E$3]/[.H9]" office:value-type="float" office:value="8776.58561361183" calcext:value-type="float">
            <text:p>8,776.59</text:p>
          </table:table-cell>
          <table:table-cell table:formula="of:=1000/[.H9]" office:value-type="float" office:value="1.41084516679717" calcext:value-type="float">
            <text:p>1.41</text:p>
          </table:table-cell>
          <table:table-cell table:number-columns-repeated="1014"/>
        </table:table-row>
        <table:table-row table:style-name="ro3">
          <table:covered-table-cell/>
          <table:table-cell office:value-type="string" calcext:value-type="string" table:number-columns-spanned="1" table:number-rows-spanned="2">
            <text:p>2-YOLOv4-1.jpg</text:p>
          </table:table-cell>
          <table:table-cell table:formula="of:=[.C5]" office:value-type="string" office:string-value="YoloV4 (AlexeyAB/darknet)" calcext:value-type="string" table:number-columns-spanned="1" table:number-rows-spanned="2">
            <text:p>YoloV4 (AlexeyAB/darknet)</text:p>
          </table:table-cell>
          <table:table-cell table:formula="of:=[.D8]" office:value-type="string" office:string-value="Default" calcext:value-type="string">
            <text:p>Default</text:p>
          </table:table-cell>
          <table:table-cell table:formula="of:=[.E5]" office:value-type="string" office:string-value="https://gitlab.com/commean/darknet/-/blob/main/cfg/yolov4.cfg" calcext:value-type="string" table:number-columns-spanned="1" table:number-rows-spanned="2">
            <text:p>https://gitlab.com/commean/darknet/-/blob/main/cfg/yolov4.cfg</text:p>
          </table:table-cell>
          <table:table-cell table:formula="of:=[.F5]" office:value-type="string" office:string-value="https://drive.google.com/open?id=1cewMfusmPjYWbrnuJRuKhPMwRe_b9PaT" calcext:value-type="string" table:number-columns-spanned="1" table:number-rows-spanned="2">
            <text:p>https://drive.google.com/open?id=1cewMfusmPjYWbrnuJRuKhPMwRe_b9PaT</text:p>
          </table:table-cell>
          <table:table-cell table:formula="of:=[.G5]" office:value-type="string" office:string-value="Raspberry Pi 4B Stock" calcext:value-type="string">
            <text:p>Raspberry Pi 4B Stock</text:p>
          </table:table-cell>
          <table:table-cell office:value-type="float" office:value="137409.044" calcext:value-type="float">
            <text:p>137,409.04</text:p>
          </table:table-cell>
          <table:table-cell table:formula="of:=[$Images.$E$3]/[.H10]" office:value-type="float" office:value="45.2721292493673" calcext:value-type="float">
            <text:p>45.27</text:p>
          </table:table-cell>
          <table:table-cell table:formula="of:=1000/[.H10]" office:value-type="float" office:value="0.00727754135310046" calcext:value-type="float">
            <text:p>0.01</text:p>
          </table:table-cell>
          <table:table-cell table:number-columns-repeated="1014"/>
        </table:table-row>
        <table:table-row table:style-name="ro3">
          <table:covered-table-cell table:number-columns-repeated="2"/>
          <table:covered-table-cell table:style-name="ce8"/>
          <table:table-cell table:formula="of:=[.D9]" office:value-type="string" office:string-value="GPU Support" calcext:value-type="string">
            <text:p>GPU Support</text:p>
          </table:table-cell>
          <table:covered-table-cell table:number-columns-repeated="2"/>
          <table:table-cell table:formula="of:=[.G7]" office:value-type="string" office:string-value="RTX 2080 [Ryzen 1800x]" calcext:value-type="string">
            <text:p>RTX 2080 [Ryzen 1800x]</text:p>
          </table:table-cell>
          <table:table-cell office:value-type="float" office:value="721.031" calcext:value-type="float">
            <text:p>721.03</text:p>
          </table:table-cell>
          <table:table-cell table:formula="of:=[$Images.$E$3]/[.H11]" office:value-type="float" office:value="8627.64569068459" calcext:value-type="float">
            <text:p>8,627.65</text:p>
          </table:table-cell>
          <table:table-cell table:formula="of:=1000/[.H11]" office:value-type="float" office:value="1.38690292095624" calcext:value-type="float">
            <text:p>1.39</text:p>
          </table:table-cell>
          <table:table-cell table:number-columns-repeated="1014"/>
        </table:table-row>
        <table:table-row table:style-name="ro3">
          <table:table-cell office:value-type="string" calcext:value-type="string" table:number-columns-spanned="1" table:number-rows-spanned="10">
            <text:p>in3.jpg</text:p>
          </table:table-cell>
          <table:table-cell office:value-type="string" calcext:value-type="string" table:number-columns-spanned="1" table:number-rows-spanned="5">
            <text:p>3-YOLOv3-1.jpg</text:p>
          </table:table-cell>
          <table:table-cell table:formula="of:=[.C8]" office:value-type="string" office:string-value="YoloV3 (AlexeyAB/darknet)" calcext:value-type="string" table:number-columns-spanned="1" table:number-rows-spanned="5">
            <text:p>YoloV3 (AlexeyAB/darknet)</text:p>
          </table:table-cell>
          <table:table-cell table:formula="of:=[.D10]" office:value-type="string" office:string-value="Default" calcext:value-type="string">
            <text:p>Default</text:p>
          </table:table-cell>
          <table:table-cell table:formula="of:=[.E8]" office:value-type="string" office:string-value="https://gitlab.com/commean/darknet/-/blob/main/cfg/yolov3.cfg" calcext:value-type="string" table:number-columns-spanned="1" table:number-rows-spanned="5">
            <text:p>https://gitlab.com/commean/darknet/-/blob/main/cfg/yolov3.cfg</text:p>
          </table:table-cell>
          <table:table-cell table:formula="of:=[.F8]" office:value-type="string" office:string-value="https://pjreddie.com/media/files/yolov3.weights" calcext:value-type="string" table:number-columns-spanned="1" table:number-rows-spanned="5">
            <text:p>https://pjreddie.com/media/files/yolov3.weights</text:p>
          </table:table-cell>
          <table:table-cell table:formula="of:=[.G10]" office:value-type="string" office:string-value="Raspberry Pi 4B Stock" calcext:value-type="string" table:number-columns-spanned="1" table:number-rows-spanned="2">
            <text:p>Raspberry Pi 4B Stock</text:p>
          </table:table-cell>
          <table:table-cell office:value-type="float" office:value="65588.775" calcext:value-type="float">
            <text:p>65,588.78</text:p>
          </table:table-cell>
          <table:table-cell table:formula="of:=[$Images.$E$3]/[.H12]" office:value-type="float" office:value="94.8454975718025" calcext:value-type="float">
            <text:p>94.85</text:p>
          </table:table-cell>
          <table:table-cell table:formula="of:=1000/[.H12]" office:value-type="float" office:value="0.0152465113123397" calcext:value-type="float">
            <text:p>0.02</text:p>
          </table:table-cell>
          <table:table-cell table:number-columns-repeated="1014"/>
        </table:table-row>
        <table:table-row table:style-name="ro3">
          <table:covered-table-cell table:number-columns-repeated="3"/>
          <table:table-cell table:formula="of:=['Compile Options'.$A$10]" office:value-type="string" office:string-value="OPENMP (Open Multi-Processing)" calcext:value-type="string">
            <text:p>OPENMP (Open Multi-Processing)</text:p>
          </table:table-cell>
          <table:covered-table-cell table:number-columns-repeated="3"/>
          <table:table-cell office:value-type="float" office:value="23152.906" calcext:value-type="float">
            <text:p>23,152.91</text:p>
          </table:table-cell>
          <table:table-cell table:formula="of:=[$Images.$E$3]/[.H13]" office:value-type="float" office:value="268.683335042262" calcext:value-type="float">
            <text:p>268.68</text:p>
          </table:table-cell>
          <table:table-cell table:formula="of:=1000/[.H13]" office:value-type="float" office:value="0.0431911225312278" calcext:value-type="float">
            <text:p>0.04</text:p>
          </table:table-cell>
          <table:table-cell table:number-columns-repeated="1014"/>
        </table:table-row>
        <table:table-row table:style-name="ro3">
          <table:covered-table-cell table:number-columns-repeated="3"/>
          <table:table-cell table:formula="of:=[.D11]" office:value-type="string" office:string-value="GPU Support" calcext:value-type="string">
            <text:p>GPU Support</text:p>
          </table:table-cell>
          <table:covered-table-cell table:number-columns-repeated="2"/>
          <table:table-cell table:formula="of:=[.G11]" office:value-type="string" office:string-value="RTX 2080 [Ryzen 1800x]" calcext:value-type="string" table:number-columns-spanned="1" table:number-rows-spanned="3">
            <text:p>RTX 2080 [Ryzen 1800x]</text:p>
          </table:table-cell>
          <table:table-cell table:style-name="ce11" office:value-type="float" office:value="403.202" calcext:value-type="float">
            <text:p>403.20</text:p>
          </table:table-cell>
          <table:table-cell table:formula="of:=[$Images.$E$3]/[.H14]" office:value-type="float" office:value="15428.4948983388" calcext:value-type="float">
            <text:p>15,428.49</text:p>
          </table:table-cell>
          <table:table-cell table:formula="of:=1000/[.H14]" office:value-type="float" office:value="2.4801464278451" calcext:value-type="float">
            <text:p>2.48</text:p>
          </table:table-cell>
          <table:table-cell table:number-columns-repeated="1014"/>
        </table:table-row>
        <table:table-row table:style-name="ro3">
          <table:covered-table-cell table:number-columns-repeated="3"/>
          <table:table-cell table:style-name="ce8" table:formula="of:=['Compile Options'.$A$28]" office:value-type="string" office:string-value="Explicit GPU Support for RTX 2080" calcext:value-type="string">
            <text:p>Explicit GPU Support for RTX 2080</text:p>
          </table:table-cell>
          <table:covered-table-cell table:number-columns-repeated="3"/>
          <table:table-cell table:style-name="ce11" office:value-type="float" office:value="500.707" calcext:value-type="float">
            <text:p>500.71</text:p>
          </table:table-cell>
          <table:table-cell table:formula="of:=[$Images.$E$3]/[.H15]" office:value-type="float" office:value="12424.0324181607" calcext:value-type="float">
            <text:p>12,424.03</text:p>
          </table:table-cell>
          <table:table-cell table:formula="of:=1000/[.H15]" office:value-type="float" office:value="1.99717599314569" calcext:value-type="float">
            <text:p>2.00</text:p>
          </table:table-cell>
          <table:table-cell table:number-columns-repeated="1014"/>
        </table:table-row>
        <table:table-row table:style-name="ro3">
          <table:covered-table-cell table:number-columns-repeated="3"/>
          <table:table-cell table:style-name="ce8" table:formula="of:=['Compile Options'.$A$38]" office:value-type="string" office:string-value="Explicit GPU Support for RTX 2080 and C++ Support" calcext:value-type="string">
            <text:p>Explicit GPU Support for RTX 2080 and C++ Support</text:p>
          </table:table-cell>
          <table:covered-table-cell table:number-columns-repeated="3"/>
          <table:table-cell table:style-name="ce11" office:value-type="float" office:value="417.965" calcext:value-type="float">
            <text:p>417.97</text:p>
          </table:table-cell>
          <table:table-cell table:formula="of:=[$Images.$E$3]/[.H16]" office:value-type="float" office:value="14883.5428803847" calcext:value-type="float">
            <text:p>14,883.54</text:p>
          </table:table-cell>
          <table:table-cell table:formula="of:=1000/[.H16]" office:value-type="float" office:value="2.39254483030876" calcext:value-type="float">
            <text:p>2.39</text:p>
          </table:table-cell>
          <table:table-cell table:number-columns-repeated="1014"/>
        </table:table-row>
        <table:table-row table:style-name="ro3">
          <table:covered-table-cell/>
          <table:table-cell office:value-type="string" calcext:value-type="string" table:number-columns-spanned="1" table:number-rows-spanned="5">
            <text:p>3-YOLOv4-1.jpg</text:p>
          </table:table-cell>
          <table:table-cell table:formula="of:=[.C10]" office:value-type="string" office:string-value="YoloV4 (AlexeyAB/darknet)" calcext:value-type="string" table:number-columns-spanned="1" table:number-rows-spanned="5">
            <text:p>YoloV4 (AlexeyAB/darknet)</text:p>
          </table:table-cell>
          <table:table-cell table:formula="of:=[.D12]" office:value-type="string" office:string-value="Default" calcext:value-type="string">
            <text:p>Default</text:p>
          </table:table-cell>
          <table:table-cell table:formula="of:=[.E10]" office:value-type="string" office:string-value="https://gitlab.com/commean/darknet/-/blob/main/cfg/yolov4.cfg" calcext:value-type="string" table:number-columns-spanned="1" table:number-rows-spanned="5">
            <text:p>https://gitlab.com/commean/darknet/-/blob/main/cfg/yolov4.cfg</text:p>
          </table:table-cell>
          <table:table-cell table:formula="of:=[.F10]" office:value-type="string" office:string-value="https://drive.google.com/open?id=1cewMfusmPjYWbrnuJRuKhPMwRe_b9PaT" calcext:value-type="string" table:number-columns-spanned="1" table:number-rows-spanned="5">
            <text:p>https://drive.google.com/open?id=1cewMfusmPjYWbrnuJRuKhPMwRe_b9PaT</text:p>
          </table:table-cell>
          <table:table-cell table:formula="of:=[.G12]" office:value-type="string" office:string-value="Raspberry Pi 4B Stock" calcext:value-type="string" table:number-columns-spanned="1" table:number-rows-spanned="2">
            <text:p>Raspberry Pi 4B Stock</text:p>
          </table:table-cell>
          <table:table-cell office:value-type="float" office:value="137479.433" calcext:value-type="float">
            <text:p>137,479.43</text:p>
          </table:table-cell>
          <table:table-cell table:formula="of:=[$Images.$E$3]/[.H17]" office:value-type="float" office:value="45.2489500738631" calcext:value-type="float">
            <text:p>45.25</text:p>
          </table:table-cell>
          <table:table-cell table:formula="of:=1000/[.H17]" office:value-type="float" office:value="0.00727381527679126" calcext:value-type="float">
            <text:p>0.01</text:p>
          </table:table-cell>
          <table:table-cell table:number-columns-repeated="1014"/>
        </table:table-row>
        <table:table-row table:style-name="ro3">
          <table:covered-table-cell table:number-columns-repeated="3"/>
          <table:table-cell table:formula="of:=[.D13]" office:value-type="string" office:string-value="OPENMP (Open Multi-Processing)" calcext:value-type="string">
            <text:p>OPENMP (Open Multi-Processing)</text:p>
          </table:table-cell>
          <table:covered-table-cell table:number-columns-repeated="3"/>
          <table:table-cell office:value-type="float" office:value="68230.641" calcext:value-type="float">
            <text:p>68,230.64</text:p>
          </table:table-cell>
          <table:table-cell table:formula="of:=[$Images.$E$3]/[.H18]" office:value-type="float" office:value="91.1731138507112" calcext:value-type="float">
            <text:p>91.17</text:p>
          </table:table-cell>
          <table:table-cell table:formula="of:=1000/[.H18]" office:value-type="float" office:value="0.0146561718510017" calcext:value-type="float">
            <text:p>0.01</text:p>
          </table:table-cell>
          <table:table-cell table:number-columns-repeated="1014"/>
        </table:table-row>
        <table:table-row table:style-name="ro3">
          <table:covered-table-cell table:number-columns-repeated="3"/>
          <table:table-cell table:formula="of:=[.D14]" office:value-type="string" office:string-value="GPU Support" calcext:value-type="string">
            <text:p>GPU Support</text:p>
          </table:table-cell>
          <table:covered-table-cell table:number-columns-repeated="2"/>
          <table:table-cell table:formula="of:=[.G14]" office:value-type="string" office:string-value="RTX 2080 [Ryzen 1800x]" calcext:value-type="string" table:number-columns-spanned="1" table:number-rows-spanned="3">
            <text:p>RTX 2080 [Ryzen 1800x]</text:p>
          </table:table-cell>
          <table:table-cell office:value-type="float" office:value="423.105" calcext:value-type="float">
            <text:p>423.11</text:p>
          </table:table-cell>
          <table:table-cell table:formula="of:=[$Images.$E$3]/[.H19]" office:value-type="float" office:value="14702.7333640586" calcext:value-type="float">
            <text:p>14,702.73</text:p>
          </table:table-cell>
          <table:table-cell table:formula="of:=1000/[.H19]" office:value-type="float" office:value="2.36347951454131" calcext:value-type="float">
            <text:p>2.36</text:p>
          </table:table-cell>
          <table:table-cell table:number-columns-repeated="1014"/>
        </table:table-row>
        <table:table-row table:style-name="ro3">
          <table:covered-table-cell table:number-columns-repeated="3"/>
          <table:table-cell table:formula="of:=[.D15]" office:value-type="string" office:string-value="Explicit GPU Support for RTX 2080" calcext:value-type="string">
            <text:p>Explicit GPU Support for RTX 2080</text:p>
          </table:table-cell>
          <table:covered-table-cell table:number-columns-repeated="3"/>
          <table:table-cell office:value-type="float" office:value="414.464" calcext:value-type="float">
            <text:p>414.46</text:p>
          </table:table-cell>
          <table:table-cell table:formula="of:=[$Images.$E$3]/[.H20]" office:value-type="float" office:value="15009.2649783817" calcext:value-type="float">
            <text:p>15,009.26</text:p>
          </table:table-cell>
          <table:table-cell table:formula="of:=1000/[.H20]" office:value-type="float" office:value="2.4127547869055" calcext:value-type="float">
            <text:p>2.41</text:p>
          </table:table-cell>
          <table:table-cell table:number-columns-repeated="1014"/>
        </table:table-row>
        <table:table-row table:style-name="ro3">
          <table:covered-table-cell table:number-columns-repeated="3"/>
          <table:table-cell table:formula="of:=[.D16]" office:value-type="string" office:string-value="Explicit GPU Support for RTX 2080 and C++ Support" calcext:value-type="string">
            <text:p>Explicit GPU Support for RTX 2080 and C++ Support</text:p>
          </table:table-cell>
          <table:covered-table-cell table:number-columns-repeated="3"/>
          <table:table-cell table:style-name="ce12" office:value-type="float" office:value="417.159" calcext:value-type="float">
            <text:p>417.16</text:p>
          </table:table-cell>
          <table:table-cell table:formula="of:=[$Images.$E$3]/[.H21]" office:value-type="float" office:value="14912.299626761" calcext:value-type="float">
            <text:p>14,912.30</text:p>
          </table:table-cell>
          <table:table-cell table:formula="of:=1000/[.H21]" office:value-type="float" office:value="2.39716750687388" calcext:value-type="float">
            <text:p>2.4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ages" table:style-name="ta1">
        <table:table-column table:style-name="co2" table:number-columns-repeated="4" table:default-cell-style-name="Default"/>
        <table:table-column table:style-name="co10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hannels</text:p>
          </table:table-cell>
          <table:table-cell table:style-name="Default" office:value-type="string" calcext:value-type="string">
            <text:p>Integers</text:p>
          </table:table-cell>
          <table:table-cell office:value-type="string" calcext:value-type="string">
            <text:p>Bit depth</text:p>
          </table:table-cell>
        </table:table-row>
        <table:table-row table:style-name="ro1">
          <table:table-cell office:value-type="string" calcext:value-type="string">
            <text:p>in1.png</text:p>
          </table:table-cell>
          <table:table-cell table:style-name="ce4" office:value-type="float" office:value="6008" calcext:value-type="float">
            <text:p>6,008</text:p>
          </table:table-cell>
          <table:table-cell table:style-name="ce4" office:value-type="float" office:value="4008" calcext:value-type="float">
            <text:p>4,008</text:p>
          </table:table-cell>
          <table:table-cell table:style-name="ce4" office:value-type="float" office:value="3" calcext:value-type="float">
            <text:p>3</text:p>
          </table:table-cell>
          <table:table-cell table:formula="of:=[.B2]*[.C2]*[.D2]" office:value-type="float" office:value="72240192" calcext:value-type="float">
            <text:p>72,240,192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2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table:formula="of:=[.B3]*[.C3]*[.D3]" office:value-type="float" office:value="6220800" calcext:value-type="float">
            <text:p>6,220,8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3.jpg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table:formula="of:=[.B4]*[.C4]*[.D4]" office:value-type="float" office:value="2764800" calcext:value-type="float">
            <text:p>2,764,8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</table:table-row>
      </table:table>
      <table:table table:name="Results - Videos" table:style-name="ta1"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2" table:default-cell-style-name="ce3"/>
        <table:table-column table:style-name="co9" table:default-cell-style-name="ce3"/>
        <table:table-column table:style-name="co2" table:default-cell-style-name="ce3"/>
        <table:table-column table:style-name="co2" table:number-columns-repeated="1014" table:default-cell-style-name="ce1"/>
        <table:table-row table:style-name="ro2">
          <table:table-cell table:style-name="ce2" office:value-type="string" calcext:value-type="string">
            <text:p>Input File</text:p>
          </table:table-cell>
          <table:table-cell table:style-name="ce6" office:value-type="string" calcext:value-type="string">
            <text:p>Output File</text:p>
          </table:table-cell>
          <table:table-cell table:style-name="ce6" office:value-type="string" calcext:value-type="string">
            <text:p>Network</text:p>
          </table:table-cell>
          <table:table-cell table:style-name="ce6" office:value-type="string" calcext:value-type="string">
            <text:p>Compile Options</text:p>
          </table:table-cell>
          <table:table-cell table:style-name="ce6" office:value-type="string" calcext:value-type="string">
            <text:p>Config</text:p>
          </table:table-cell>
          <table:table-cell table:style-name="ce6" office:value-type="string" calcext:value-type="string">
            <text:p>Weights</text:p>
          </table:table-cell>
          <table:table-cell table:style-name="ce6" office:value-type="string" calcext:value-type="string">
            <text:p>Device/CPU/GPU</text:p>
          </table:table-cell>
          <table:table-cell table:style-name="ce9" office:value-type="string" calcext:value-type="string">
            <text:p>Time [ms]</text:p>
          </table:table-cell>
          <table:table-cell table:style-name="ce9" office:value-type="string" calcext:value-type="string">
            <text:p>Performance [int/ms]</text:p>
          </table:table-cell>
          <table:table-cell table:style-name="ce9" office:value-type="string" calcext:value-type="string">
            <text:p>FPS</text:p>
          </table:table-cell>
          <table:table-cell table:style-name="ce13" table:number-columns-repeated="1014"/>
        </table:table-row>
        <table:table-row table:style-name="ro3">
          <table:table-cell table:formula="of:=[Videos.$A$2]" office:value-type="string" office:string-value="video1.webm" calcext:value-type="string" table:number-columns-spanned="1" table:number-rows-spanned="6">
            <text:p>video1.webm</text:p>
          </table:table-cell>
          <table:table-cell table:number-columns-spanned="1" table:number-rows-spanned="3"/>
          <table:table-cell office:value-type="string" calcext:value-type="string" table:number-columns-spanned="1" table:number-rows-spanned="3">
            <text:p>YoloV3 (AlexeyAB/darknet)</text:p>
          </table:table-cell>
          <table:table-cell/>
          <table:table-cell office:value-type="string" calcext:value-type="string" table:number-columns-spanned="1" table:number-rows-spanned="3">
            <text:p>https://gitlab.com/commean/darknet/-/blob/main/cfg/yolov3.cfg</text:p>
          </table:table-cell>
          <table:table-cell office:value-type="string" calcext:value-type="string" table:number-columns-spanned="1" table:number-rows-spanned="3">
            <text:p>https://pjreddie.com/media/files/yolov3.weights</text:p>
          </table:table-cell>
          <table:table-cell office:value-type="string" calcext:value-type="string">
            <text:p>Raspberry Pi 4B Stock</text:p>
          </table:table-cell>
          <table:table-cell/>
          <table:table-cell table:formula="of:=[$Images.$E$2]/[.H2]" office:value-type="string" office:string-value="" calcext:value-type="error">
            <text:p>#DIV/0!</text:p>
          </table:table-cell>
          <table:table-cell table:formula="of:=1000/[.H2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3">
          <table:covered-table-cell table:number-columns-repeated="3"/>
          <table:table-cell/>
          <table:covered-table-cell table:number-columns-repeated="2"/>
          <table:table-cell office:value-type="string" calcext:value-type="string">
            <text:p>Ryzen 1800x</text:p>
          </table:table-cell>
          <table:table-cell/>
          <table:table-cell table:formula="of:=[$Images.$E$2]/[.H3]" office:value-type="string" office:string-value="" calcext:value-type="error">
            <text:p>#DIV/0!</text:p>
          </table:table-cell>
          <table:table-cell table:formula="of:=1000/[.H3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3">
          <table:covered-table-cell table:number-columns-repeated="3"/>
          <table:table-cell table:style-name="ce8"/>
          <table:covered-table-cell table:number-columns-repeated="2"/>
          <table:table-cell office:value-type="string" calcext:value-type="string">
            <text:p>RTX 2080 [Ryzen 1800x]</text:p>
          </table:table-cell>
          <table:table-cell/>
          <table:table-cell table:formula="of:=[$Images.$E$2]/[.H4]" office:value-type="string" office:string-value="" calcext:value-type="error">
            <text:p>#DIV/0!</text:p>
          </table:table-cell>
          <table:table-cell table:formula="of:=1000/[.H4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3">
          <table:covered-table-cell/>
          <table:table-cell table:number-columns-spanned="1" table:number-rows-spanned="3"/>
          <table:table-cell office:value-type="string" calcext:value-type="string" table:number-columns-spanned="1" table:number-rows-spanned="3">
            <text:p>YoloV4 (AlexeyAB/darknet)</text:p>
          </table:table-cell>
          <table:table-cell/>
          <table:table-cell office:value-type="string" calcext:value-type="string" table:number-columns-spanned="1" table:number-rows-spanned="3">
            <text:p>https://gitlab.com/commean/darknet/-/blob/main/cfg/yolov4.cfg</text:p>
          </table:table-cell>
          <table:table-cell office:value-type="string" calcext:value-type="string" table:number-columns-spanned="1" table:number-rows-spanned="3">
            <text:p>https://drive.google.com/open?id=1cewMfusmPjYWbrnuJRuKhPMwRe_b9PaT</text:p>
          </table:table-cell>
          <table:table-cell table:formula="of:=[.G2]" office:value-type="string" office:string-value="Raspberry Pi 4B Stock" calcext:value-type="string">
            <text:p>Raspberry Pi 4B Stock</text:p>
          </table:table-cell>
          <table:table-cell/>
          <table:table-cell table:formula="of:=[$Images.$E$2]/[.H5]" office:value-type="string" office:string-value="" calcext:value-type="error">
            <text:p>#DIV/0!</text:p>
          </table:table-cell>
          <table:table-cell table:formula="of:=1000/[.H5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3">
          <table:covered-table-cell table:number-columns-repeated="3"/>
          <table:table-cell/>
          <table:covered-table-cell table:number-columns-repeated="2"/>
          <table:table-cell table:formula="of:=[.G3]" office:value-type="string" office:string-value="Ryzen 1800x" calcext:value-type="string">
            <text:p>Ryzen 1800x</text:p>
          </table:table-cell>
          <table:table-cell/>
          <table:table-cell table:formula="of:=[$Images.$E$2]/[.H6]" office:value-type="string" office:string-value="" calcext:value-type="error">
            <text:p>#DIV/0!</text:p>
          </table:table-cell>
          <table:table-cell table:formula="of:=1000/[.H6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3">
          <table:covered-table-cell table:number-columns-repeated="3"/>
          <table:table-cell table:style-name="ce8"/>
          <table:covered-table-cell table:number-columns-repeated="2"/>
          <table:table-cell table:formula="of:=[.G4]" office:value-type="string" office:string-value="RTX 2080 [Ryzen 1800x]" calcext:value-type="string">
            <text:p>RTX 2080 [Ryzen 1800x]</text:p>
          </table:table-cell>
          <table:table-cell/>
          <table:table-cell table:formula="of:=[$Images.$E$2]/[.H7]" office:value-type="string" office:string-value="" calcext:value-type="error">
            <text:p>#DIV/0!</text:p>
          </table:table-cell>
          <table:table-cell table:formula="of:=1000/[.H7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deos" table:style-name="ta1">
        <table:table-column table:style-name="co2" table:number-columns-repeated="4" table:default-cell-style-name="Default"/>
        <table:table-column table:style-name="co10" table:default-cell-style-name="ce4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hannels</text:p>
          </table:table-cell>
          <table:table-cell table:style-name="Default" office:value-type="string" calcext:value-type="string">
            <text:p>Framerate</text:p>
          </table:table-cell>
          <table:table-cell office:value-type="string" calcext:value-type="string">
            <text:p>Codec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video1.webm</text:p>
          </table:table-cell>
          <table:table-cell table:style-name="ce4" office:value-type="float" office:value="1920" calcext:value-type="float">
            <text:p>1,920</text:p>
          </table:table-cell>
          <table:table-cell table:style-name="ce4" office:value-type="float" office:value="1080" calcext:value-type="float">
            <text:p>1,080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59.941256" calcext:value-type="float">
            <text:p>60</text:p>
          </table:table-cell>
          <table:table-cell table:style-name="ce4" office:value-type="string" calcext:value-type="string">
            <text:p>VP9</text:p>
          </table:table-cell>
          <table:table-cell office:value-type="string" calcext:value-type="string">
            <text:p>YUV 4:2: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pile Options" table:style-name="ta1">
        <table:table-column table:style-name="co11" table:default-cell-style-name="ce17"/>
        <table:table-column table:style-name="co12" table:default-cell-style-name="Default"/>
        <table:table-row table:style-name="ro1">
          <table:table-cell table:style-name="ce16" office:value-type="string" calcext:value-type="string" table:number-columns-spanned="1" table:number-rows-spanned="9">
            <text:p>Default</text:p>
          </table:table-cell>
          <table:table-cell office:value-type="string" calcext:value-type="string">
            <text:p>GPU=0</text:p>
          </table:table-cell>
        </table:table-row>
        <table:table-row table:style-name="ro1">
          <table:covered-table-cell/>
          <table:table-cell office:value-type="string" calcext:value-type="string">
            <text:p>CUDNN=0</text:p>
          </table:table-cell>
        </table:table-row>
        <table:table-row table:style-name="ro1">
          <table:covered-table-cell/>
          <table:table-cell office:value-type="string" calcext:value-type="string">
            <text:p>CUDNN_HALF=0</text:p>
          </table:table-cell>
        </table:table-row>
        <table:table-row table:style-name="ro1">
          <table:covered-table-cell/>
          <table:table-cell office:value-type="string" calcext:value-type="string">
            <text:p>OPENCV=0</text:p>
          </table:table-cell>
        </table:table-row>
        <table:table-row table:style-name="ro1">
          <table:covered-table-cell/>
          <table:table-cell office:value-type="string" calcext:value-type="string">
            <text:p>AVX=0</text:p>
          </table:table-cell>
        </table:table-row>
        <table:table-row table:style-name="ro1">
          <table:covered-table-cell/>
          <table:table-cell office:value-type="string" calcext:value-type="string">
            <text:p>OPENMP=0</text:p>
          </table:table-cell>
        </table:table-row>
        <table:table-row table:style-name="ro1">
          <table:covered-table-cell/>
          <table:table-cell office:value-type="string" calcext:value-type="string">
            <text:p>LIBSO=0</text:p>
          </table:table-cell>
        </table:table-row>
        <table:table-row table:style-name="ro1">
          <table:covered-table-cell/>
          <table:table-cell office:value-type="string" calcext:value-type="string">
            <text:p>ZED_CAMERA=0</text:p>
          </table:table-cell>
        </table:table-row>
        <table:table-row table:style-name="ro1">
          <table:covered-table-cell/>
          <table:table-cell office:value-type="string" calcext:value-type="string">
            <text:p>ZED_CAMERA_v2_8=0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9">
            <text:p>OPENMP (Open Multi-Processing)</text:p>
          </table:table-cell>
          <table:table-cell office:value-type="string" calcext:value-type="string">
            <text:p>GPU=0</text:p>
          </table:table-cell>
        </table:table-row>
        <table:table-row table:style-name="ro1">
          <table:covered-table-cell/>
          <table:table-cell office:value-type="string" calcext:value-type="string">
            <text:p>CUDNN=0</text:p>
          </table:table-cell>
        </table:table-row>
        <table:table-row table:style-name="ro1">
          <table:covered-table-cell/>
          <table:table-cell office:value-type="string" calcext:value-type="string">
            <text:p>CUDNN_HALF=0</text:p>
          </table:table-cell>
        </table:table-row>
        <table:table-row table:style-name="ro1">
          <table:covered-table-cell/>
          <table:table-cell office:value-type="string" calcext:value-type="string">
            <text:p>OPENCV=0</text:p>
          </table:table-cell>
        </table:table-row>
        <table:table-row table:style-name="ro1">
          <table:covered-table-cell/>
          <table:table-cell office:value-type="string" calcext:value-type="string">
            <text:p>AVX=0</text:p>
          </table:table-cell>
        </table:table-row>
        <table:table-row table:style-name="ro1">
          <table:covered-table-cell/>
          <table:table-cell office:value-type="string" calcext:value-type="string">
            <text:p>OPENMP=1</text:p>
          </table:table-cell>
        </table:table-row>
        <table:table-row table:style-name="ro1">
          <table:covered-table-cell/>
          <table:table-cell office:value-type="string" calcext:value-type="string">
            <text:p>LIBSO=0</text:p>
          </table:table-cell>
        </table:table-row>
        <table:table-row table:style-name="ro1">
          <table:covered-table-cell/>
          <table:table-cell office:value-type="string" calcext:value-type="string">
            <text:p>ZED_CAMERA=0</text:p>
          </table:table-cell>
        </table:table-row>
        <table:table-row table:style-name="ro1">
          <table:covered-table-cell/>
          <table:table-cell office:value-type="string" calcext:value-type="string">
            <text:p>ZED_CAMERA_v2_8=0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9">
            <text:p>GPU Support</text:p>
          </table:table-cell>
          <table:table-cell office:value-type="string" calcext:value-type="string">
            <text:p>GPU=1</text:p>
          </table:table-cell>
        </table:table-row>
        <table:table-row table:style-name="ro1">
          <table:covered-table-cell/>
          <table:table-cell office:value-type="string" calcext:value-type="string">
            <text:p>CUDNN=1</text:p>
          </table:table-cell>
        </table:table-row>
        <table:table-row table:style-name="ro1">
          <table:covered-table-cell/>
          <table:table-cell office:value-type="string" calcext:value-type="string">
            <text:p>CUDNN_HALF=1</text:p>
          </table:table-cell>
        </table:table-row>
        <table:table-row table:style-name="ro1">
          <table:covered-table-cell/>
          <table:table-cell office:value-type="string" calcext:value-type="string">
            <text:p>OPENCV=1</text:p>
          </table:table-cell>
        </table:table-row>
        <table:table-row table:style-name="ro1">
          <table:covered-table-cell/>
          <table:table-cell office:value-type="string" calcext:value-type="string">
            <text:p>AVX=0</text:p>
          </table:table-cell>
        </table:table-row>
        <table:table-row table:style-name="ro1">
          <table:covered-table-cell/>
          <table:table-cell office:value-type="string" calcext:value-type="string">
            <text:p>OPENMP=0</text:p>
          </table:table-cell>
        </table:table-row>
        <table:table-row table:style-name="ro1">
          <table:covered-table-cell/>
          <table:table-cell office:value-type="string" calcext:value-type="string">
            <text:p>LIBSO=0</text:p>
          </table:table-cell>
        </table:table-row>
        <table:table-row table:style-name="ro1">
          <table:covered-table-cell/>
          <table:table-cell office:value-type="string" calcext:value-type="string">
            <text:p>ZED_CAMERA=0</text:p>
          </table:table-cell>
        </table:table-row>
        <table:table-row table:style-name="ro1">
          <table:covered-table-cell/>
          <table:table-cell office:value-type="string" calcext:value-type="string">
            <text:p>ZED_CAMERA_v2_8=0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10">
            <text:p>Explicit GPU Support for RTX 2080</text:p>
          </table:table-cell>
          <table:table-cell office:value-type="string" calcext:value-type="string">
            <text:p>GPU=1</text:p>
          </table:table-cell>
        </table:table-row>
        <table:table-row table:style-name="ro1">
          <table:covered-table-cell/>
          <table:table-cell office:value-type="string" calcext:value-type="string">
            <text:p>CUDNN=1</text:p>
          </table:table-cell>
        </table:table-row>
        <table:table-row table:style-name="ro1">
          <table:covered-table-cell/>
          <table:table-cell office:value-type="string" calcext:value-type="string">
            <text:p>CUDNN_HALF=1</text:p>
          </table:table-cell>
        </table:table-row>
        <table:table-row table:style-name="ro1">
          <table:covered-table-cell/>
          <table:table-cell office:value-type="string" calcext:value-type="string">
            <text:p>OPENCV=1</text:p>
          </table:table-cell>
        </table:table-row>
        <table:table-row table:style-name="ro1">
          <table:covered-table-cell/>
          <table:table-cell office:value-type="string" calcext:value-type="string">
            <text:p>AVX=0</text:p>
          </table:table-cell>
        </table:table-row>
        <table:table-row table:style-name="ro1">
          <table:covered-table-cell/>
          <table:table-cell office:value-type="string" calcext:value-type="string">
            <text:p>OPENMP=0</text:p>
          </table:table-cell>
        </table:table-row>
        <table:table-row table:style-name="ro1">
          <table:covered-table-cell/>
          <table:table-cell office:value-type="string" calcext:value-type="string">
            <text:p>LIBSO=0</text:p>
          </table:table-cell>
        </table:table-row>
        <table:table-row table:style-name="ro1">
          <table:covered-table-cell/>
          <table:table-cell office:value-type="string" calcext:value-type="string">
            <text:p>ZED_CAMERA=0</text:p>
          </table:table-cell>
        </table:table-row>
        <table:table-row table:style-name="ro1">
          <table:covered-table-cell/>
          <table:table-cell office:value-type="string" calcext:value-type="string">
            <text:p>ZED_CAMERA_v2_8=0</text:p>
          </table:table-cell>
        </table:table-row>
        <table:table-row table:style-name="ro1">
          <table:covered-table-cell/>
          <table:table-cell office:value-type="string" calcext:value-type="string">
            <text:p>ARCH= -gencode arch=compute_75,code=[sm_75,compute_75]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11">
            <text:p>Explicit GPU Support for RTX 2080 and C++ Support</text:p>
          </table:table-cell>
          <table:table-cell office:value-type="string" calcext:value-type="string">
            <text:p>GPU=1</text:p>
          </table:table-cell>
        </table:table-row>
        <table:table-row table:style-name="ro1">
          <table:covered-table-cell/>
          <table:table-cell office:value-type="string" calcext:value-type="string">
            <text:p>CUDNN=1</text:p>
          </table:table-cell>
        </table:table-row>
        <table:table-row table:style-name="ro1">
          <table:covered-table-cell/>
          <table:table-cell office:value-type="string" calcext:value-type="string">
            <text:p>CUDNN_HALF=1</text:p>
          </table:table-cell>
        </table:table-row>
        <table:table-row table:style-name="ro1">
          <table:covered-table-cell/>
          <table:table-cell office:value-type="string" calcext:value-type="string">
            <text:p>OPENCV=1</text:p>
          </table:table-cell>
        </table:table-row>
        <table:table-row table:style-name="ro1">
          <table:covered-table-cell/>
          <table:table-cell office:value-type="string" calcext:value-type="string">
            <text:p>AVX=0</text:p>
          </table:table-cell>
        </table:table-row>
        <table:table-row table:style-name="ro1">
          <table:covered-table-cell/>
          <table:table-cell office:value-type="string" calcext:value-type="string">
            <text:p>OPENMP=0</text:p>
          </table:table-cell>
        </table:table-row>
        <table:table-row table:style-name="ro1">
          <table:covered-table-cell/>
          <table:table-cell office:value-type="string" calcext:value-type="string">
            <text:p>LIBSO=0</text:p>
          </table:table-cell>
        </table:table-row>
        <table:table-row table:style-name="ro1">
          <table:covered-table-cell/>
          <table:table-cell office:value-type="string" calcext:value-type="string">
            <text:p>ZED_CAMERA=0</text:p>
          </table:table-cell>
        </table:table-row>
        <table:table-row table:style-name="ro1">
          <table:covered-table-cell/>
          <table:table-cell office:value-type="string" calcext:value-type="string">
            <text:p>ZED_CAMERA_v2_8=0</text:p>
          </table:table-cell>
        </table:table-row>
        <table:table-row table:style-name="ro1">
          <table:covered-table-cell/>
          <table:table-cell office:value-type="string" calcext:value-type="string">
            <text:p>ARCH= -gencode arch=compute_75,code=[sm_75,compute_75]</text:p>
          </table:table-cell>
        </table:table-row>
        <table:table-row table:style-name="ro1">
          <table:covered-table-cell/>
          <table:table-cell office:value-type="string" calcext:value-type="string">
            <text:p>USE_CPP=1</text:p>
          </table:table-cell>
        </table:table-row>
        <table:table-row table:style-name="ro1" table:number-rows-repeated="104852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öS</number:currency-symbol>
      <number:text> </number:text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de" number:country="AT">öS</number:currency-symbol>
      <number:text> </number:text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de" number:country="AT">öS</number:currency-symbol>
      <number:text> </number:text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de" number:country="AT">öS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de" number:country="AT">öS</number:currency-symbol>
      <number:text> </number:text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de" number:country="AT">öS</number:currency-symbol>
      <number:text> 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de" number:country="AT">öS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de" number:country="AT">öS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11:17:27.329357704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Pisjak</meta:initial-creator>
    <meta:creation-date>2021-09-05T20:57:41.142854737</meta:creation-date>
    <meta:generator>LibreOffice/7.2.0.4$Linux_X86_64 LibreOffice_project/20$Build-4</meta:generator>
    <dc:date>2021-09-06T13:28:33.760908704</dc:date>
    <dc:creator>Stefan Pisjak</dc:creator>
    <meta:editing-duration>PT4H17M18S</meta:editing-duration>
    <meta:editing-cycles>86</meta:editing-cycles>
    <meta:document-statistic meta:table-count="6" meta:cell-count="260" meta:object-count="0"/>
  </office:meta>
</office:document-meta>
</file>